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color="#2a6099" draw:fill-color="#3465a4" draw:textarea-horizontal-align="justify" draw:textarea-vertical-align="middle" draw:auto-grow-height="false" fo:min-height="2.444cm" fo:min-width="2.194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1.995cm" fo:min-width="1.745cm"/>
    </style:style>
    <style:style style:name="gr4" style:family="graphic" style:parent-style-name="standard">
      <style:graphic-properties svg:stroke-color="#000000" draw:fill-color="#bf0041" draw:textarea-horizontal-align="justify" draw:textarea-vertical-align="middle" draw:auto-grow-height="false" fo:min-height="1.546cm" fo:min-width="1.29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02cm" fo:min-width="5.057cm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0.956cm" fo:min-width="20.198cm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0.703cm" fo:min-width="8.946cm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1.655cm" fo:min-width="2.6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1.655cm" fo:min-width="2.675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655cm" fo:min-width="2.675cm"/>
      <style:paragraph-properties style:writing-mode="lr-tb"/>
    </style:style>
    <style:style style:name="gr14" style:family="graphic" style:parent-style-name="standard">
      <style:graphic-properties draw:fill-color="#ffd428" draw:textarea-horizontal-align="justify" draw:textarea-vertical-align="middle" draw:auto-grow-height="false" fo:min-height="1.655cm" fo:min-width="2.6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d428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271cm" svg:y1="0.635cm" svg:x2="11.271cm" svg:y2="14.605cm">
          <text:p/>
        </draw:line>
        <draw:line draw:style-name="gr1" draw:text-style-name="P1" draw:layer="layout" svg:x1="17.939cm" svg:y1="0.635cm" svg:x2="17.939cm" svg:y2="14.605cm">
          <text:p/>
        </draw:line>
        <draw:line draw:style-name="gr1" draw:text-style-name="P1" draw:layer="layout" svg:x1="23.495cm" svg:y1="10.24cm" svg:x2="5.716cm" svg:y2="10.099cm">
          <text:p/>
        </draw:line>
        <draw:line draw:style-name="gr1" draw:text-style-name="P1" draw:layer="layout" svg:x1="23.493cm" svg:y1="5.141cm" svg:x2="5.714cm" svg:y2="5cm">
          <text:p/>
        </draw:line>
        <draw:custom-shape draw:style-name="gr2" draw:text-style-name="P2" draw:layer="layout" svg:width="3.81cm" svg:height="3.81cm" svg:x="6.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175cm" svg:height="3.175cm" svg:x="19.68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6.98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6" draw:layer="layout" svg:width="6.35cm" svg:height="2.54cm" draw:transform="rotate (-1.5707963267949) translate (24.13cm 4.445cm)">
          <text:p/>
          <draw:enhanced-geometry svg:viewBox="0 0 21600 21600" draw:text-areas="0 ?f0 ?f5 ?f2" draw:type="right-arrow" draw:modifiers="12522.6263580539 4505.312868949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24.13cm" svg:height="2.576cm" draw:transform="skewX (0.00314159265358979) rotate (0.00296705972839036) translate (0.635cm 2.504cm)">
          <text:p/>
          <draw:enhanced-geometry svg:viewBox="0 0 21600 21600" draw:text-areas="0 ?f0 ?f5 ?f2" draw:type="right-arrow" draw:modifiers="15037.0229165803 5744.13847364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0.795cm" svg:height="1.905cm" draw:transform="rotate (1.5707963267949) translate (13.97cm 15.24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3.175cm" svg:height="1.905cm" svg:x="1.27cm" svg:y="2.54cm">
          <text:p text:style-name="P9"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_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905cm" svg:x="5.715cm" svg:y="2.54cm">
          <text:p text:style-name="P9"><text:span text:style-name="T1">img_to_pose_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75cm" svg:height="1.905cm" svg:x="9.525cm" svg:y="2.54cm">
          <text:p text:style-name="P9"><text:span text:style-name="T1">pose_to_game_statu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1.905cm" svg:x="13.335cm" svg:y="2.54cm">
          <text:p text:style-name="P9"><text:span text:style-name="T1">robot_deci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175cm" svg:height="1.905cm" svg:x="17.78cm" svg:y="2.54cm">
          <text:p text:style-name="P9"><text:span text:style-name="T1">path_plann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175cm" svg:height="1.905cm" svg:x="21.59cm" svg:y="2.54cm">
          <text:p text:style-name="P9"><text:span text:style-name="T1">inverse_kinematic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175cm" svg:height="1.905cm" svg:x="21.59cm" svg:y="5.715cm">
          <text:p text:style-name="P9"><text:span text:style-name="T1">Joint_degree_to_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175cm" svg:height="1.905cm" svg:x="21.59cm" svg:y="8.89cm">
          <text:p text:style-name="P9"><text:span text:style-name="T1">Motors dri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175cm" svg:height="1.905cm" svg:x="13.335cm" svg:y="10.16cm">
          <text:p text:style-name="P9"><text:span text:style-name="T1">camera_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175cm" svg:height="1.905cm" svg:x="13.335cm" svg:y="7.62cm">
          <text:p text:style-name="P9"><text:span text:style-name="T1">img_to_pose_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22:42:11.750421395</meta:creation-date>
    <meta:editing-duration>PT1H50M13S</meta:editing-duration>
    <meta:editing-cycles>2</meta:editing-cycles>
    <meta:generator>LibreOffice/7.3.7.2$Linux_X86_64 LibreOffice_project/30$Build-2</meta:generator>
    <dc:date>2023-11-01T01:13:44.163597806</dc:date>
    <meta:document-statistic meta:object-count="45"/>
  </office:meta>
</office:document-meta>
</file>